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Run your complete automation playbook</text:p>
      <text:p text:style-name="Standard">ansible-playbook -i hosts setup-servers.yml</text:p>
      <text:p text:style-name="Standard"/>
      <text:h text:style-name="Heading_20_2" text:outline-level="2">Ready for Real DevOps Practice!</text:h>
      <text:h text:style-name="Heading_20_3" text:outline-level="3">Practice Exercises You Can Do Now:</text:h>
      <text:h text:style-name="Heading_20_4" text:outline-level="4">1. <text:span text:style-name="Strong_20_Emphasis">Basic System Management:</text:span></text:h>
      <text:p text:style-name="Text_20_body">bash</text:p>
      <text:p text:style-name="Preformatted_20_Text"># Get system info from all servers</text:p>
      <text:p text:style-name="Preformatted_20_Text">ansible -i hosts all -a "uname -a"</text:p>
      <text:p text:style-name="Preformatted_20_Text">ansible -i hosts all -a "df -h"</text:p>
      <text:p text:style-name="P2">ansible -i hosts all -a "free -h"</text:p>
      <text:h text:style-name="Heading_20_4" text:outline-level="4">2. <text:span text:style-name="Strong_20_Emphasis">Service Installation:</text:span></text:h>
      <text:p text:style-name="Text_20_body">bash</text:p>
      <text:p text:style-name="Preformatted_20_Text"># Install web server on 'web' group</text:p>
      <text:p text:style-name="Preformatted_20_Text">ansible -i hosts web -b -a "apt install nginx -y"</text:p>
      <text:p text:style-name="Preformatted_20_Text"/>
      <text:p text:style-name="Preformatted_20_Text"># Install database on 'db' group</text:p>
      <text:p text:style-name="Preformatted_20_Text">ansible -i hosts db -b -a "apt install mysql-server -y"</text:p>
      <text:p text:style-name="Preformatted_20_Text"/>
      <text:p text:style-name="Preformatted_20_Text"># Start and enable services</text:p>
      <text:p text:style-name="P2">ansible -i hosts web -b -m service -a "name=nginx state=started enabled=yes"</text:p>
      <text:h text:style-name="Heading_20_4" text:outline-level="4">3. <text:span text:style-name="Strong_20_Emphasis">File Management:</text:span></text:h>
      <text:p text:style-name="Text_20_body">bash</text:p>
      <text:p text:style-name="Preformatted_20_Text"># Create a file on all servers</text:p>
      <text:p text:style-name="Preformatted_20_Text">ansible -i hosts all -b -m copy -a "content='Hello from Ansible' dest=/tmp/ansible-test.txt"</text:p>
      <text:p text:style-name="Preformatted_20_Text"/>
      <text:p text:style-name="Preformatted_20_Text"># Create directories</text:p>
      <text:p text:style-name="P2">ansible -i hosts all -b -m file -a "path=/opt/myapp state=directory owner=vagrant"</text:p>
      <text:h text:style-name="Heading_20_4" text:outline-level="4">4. <text:span text:style-name="Strong_20_Emphasis">User Management:</text:span></text:h>
      <text:p text:style-name="Text_20_body">bash</text:p>
      <text:p text:style-name="Preformatted_20_Text"># Create users on all servers</text:p>
      <text:p text:style-name="P2">ansible -i hosts all -b -m user -a "name=deploy state=present groups=sudo"</text:p>
      <text:h text:style-name="Heading_20_2" text:outline-level="2"/>
      <text:p text:style-name="Text_20_body"/>
      <text:h text:style-name="Heading_20_2" text:outline-level="2"><text:soft-page-break/>Management Commands:</text:h>
      <text:p text:style-name="Text_20_body">bash</text:p>
      <text:p text:style-name="Preformatted_20_Text"># Stop all VMs</text:p>
      <text:p text:style-name="Preformatted_20_Text">vagrant halt</text:p>
      <text:p text:style-name="Preformatted_20_Text"/>
      <text:p text:style-name="Preformatted_20_Text"># Stop specific VM</text:p>
      <text:p text:style-name="Preformatted_20_Text">vagrant halt web</text:p>
      <text:p text:style-name="Preformatted_20_Text"/>
      <text:p text:style-name="Preformatted_20_Text"># Restart VMs</text:p>
      <text:p text:style-name="Preformatted_20_Text">vagrant up</text:p>
      <text:p text:style-name="Preformatted_20_Text"/>
      <text:p text:style-name="Preformatted_20_Text"># SSH to specific VM</text:p>
      <text:p text:style-name="Preformatted_20_Text">vagrant ssh web</text:p>
      <text:p text:style-name="Preformatted_20_Text">vagrant ssh db</text:p>
      <text:p text:style-name="Preformatted_20_Text">vagrant ssh lb</text:p>
      <text:p text:style-name="Preformatted_20_Text"/>
      <text:p text:style-name="Preformatted_20_Text"># Destroy everything (clean start)</text:p>
      <text:p text:style-name="P2">vagrant destroy -f</text:p>
      <text:h text:style-name="P1" text:outline-level="2"><text:span text:style-name="Strong_20_Emphasis"/>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01:01:44.014801612</meta:creation-date>
    <dc:date>2025-10-01T01:05:42.718409079</dc:date>
    <meta:editing-duration>PT4M15S</meta:editing-duration>
    <meta:editing-cycles>1</meta:editing-cycles>
    <meta:document-statistic meta:table-count="0" meta:image-count="0" meta:object-count="0" meta:page-count="2" meta:paragraph-count="42" meta:word-count="208" meta:character-count="1207" meta:non-whitespace-character-count="1041"/>
    <meta:generator>LibreOffice/24.2.7.2$Linux_X86_64 LibreOffice_project/420$Build-2</meta:generator>
  </office:meta>
</office:document-meta>
</file>